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38in" style:rel-column-width="28601*"/>
    </style:style>
    <style:style style:name="Table5.B" style:family="table-column">
      <style:table-column-properties style:column-width="3.6729in" style:rel-column-width="36934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8" style:family="table" style:master-page-name="">
      <style:table-properties style:width="3.6979in" fo:margin-left="0.1083in" fo:margin-right="2.8861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6979in" style:rel-column-width="5324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8" style:family="paragraph" style:parent-style-name="Text_20_body">
      <style:paragraph-properties fo:margin-top="0.1665in" fo:margin-bottom="0.0835in" fo:keep-with-next="always"/>
    </style:style>
    <style:style style:name="P9" style:family="paragraph" style:parent-style-name="Text_20_body_20_indent_20_2">
      <style:text-properties style:font-name="Courier New1"/>
    </style:style>
    <style:style style:name="P10" style:family="paragraph" style:parent-style-name="Text_20_body_20_indent_20_2">
      <style:text-properties fo:font-size="12pt" fo:language="en" fo:country="none" style:font-size-asian="12pt" style:font-size-complex="12pt"/>
    </style:style>
    <style:style style:name="P11" style:family="paragraph" style:parent-style-name="Text_20_body_20_indent_20_2">
      <style:text-properties fo:font-size="12pt" style:font-size-asian="12pt" style:font-size-complex="12pt"/>
    </style:style>
    <style:style style:name="P12" style:family="paragraph" style:parent-style-name="Heading_20_3">
      <style:text-properties fo:font-size="14pt" style:font-size-asian="14pt" style:font-size-complex="14pt"/>
    </style:style>
    <style:style style:name="P13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List_20_Heading">
      <style:paragraph-properties fo:text-align="center" style:justify-single-word="false"/>
    </style:style>
    <style:style style:name="P15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2" text:outline-level="3">Splitter</text:h>
      <text:p text:style-name="P10"><text:span text:style-name="Source_20_Text"><text:span text:style-name="T2">An element which should appear before or after an element inside a box (Box, Vbox and Hbox).</text:span></text:span></text:p>
      <text:p text:style-name="P10"><text:span text:style-name="Source_20_Text"><text:span text:style-name="T2">When the splitter is dragged, the sibling elements of the splitter are resized. If </text:span></text:span><text:span text:style-name="Source_20_Text">getCollapse()</text:span><text:span text:style-name="Source_20_Text"><text:span text:style-name="T2"> is true, a grippy in placed inside the splitter, and one sibling element of the splitter is collapsed when the grippy is clicked. </text:span></text:span></text:p>
      <text:p text:style-name="P3"><draw:frame draw:style-name="fr1" draw:name="graphics1" text:anchor-type="paragraph" svg:width="6.6925in" svg:height="1.6008in" draw:z-index="0"><draw:image xlink:href="../images/Splitter.png" xlink:type="simple" xlink:show="embed" xlink:actuate="onLoad"/></draw:frame></text:p>
      <text:p text:style-name="Code_20_Indent_20_2">&lt;hbox spacing="0" width="100%"&gt;</text:p>
      <text:p text:style-name="Code_20_Indent_20_2"><text:tab/>&lt;vbox height="200px"&gt;</text:p>
      <text:p text:style-name="Code_20_Indent_20_2"><text:tab/><text:tab/>Column 1-1: The left-top box. To know whether a splitter</text:p>
      <text:p text:style-name="Code_20_Indent_20_2"><text:tab/><text:tab/>is collapsed, you can listen to the onOpen event.</text:p>
      <text:p text:style-name="Code_20_Indent_20_2"><text:tab/><text:tab/>&lt;splitter collapse="after"/&gt;</text:p>
      <text:p text:style-name="Code_20_Indent_20_2"><text:tab/><text:tab/>Column 1-2: You can enforce to open or collapse programming</text:p>
      <text:p text:style-name="Code_20_Indent_20_2"><text:tab/><text:tab/>by calling setOpen method.</text:p>
      <text:p text:style-name="Code_20_Indent_20_2"><text:tab/>&lt;/vbox&gt;</text:p>
      <text:p text:style-name="Code_20_Indent_20_2"><text:tab/>&lt;splitter collapse="before"/&gt;</text:p>
      <text:p text:style-name="Code_20_Indent_20_2"><text:tab/>Column 2: Whether a splitter allows users to open or collapse</text:p>
      <text:p text:style-name="Code_20_Indent_20_2"><text:tab/>depending on the collapse attribue.</text:p>
      <text:p text:style-name="Code_20_Indent_20_2">&lt;/hbox&gt;</text:p>
      <text:h text:style-name="Heading_20_4" text:outline-level="4">Class Name</text:h>
      <text:p text:style-name="P9"><text:span text:style-name="Source_20_Text"><text:span text:style-name="T1">org.zkoss.zul.Splitter</text:span></text:span> </text:p>
      <text:h text:style-name="Heading_20_4" text:outline-level="4">Supported Child Components</text:h>
      <text:p text:style-name="P11">*NONE </text:p>
      <text:h text:style-name="P7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3">org.zkoss.zk.ui.event.OpenEvent</text:span></text:span></text:a></text:p>
            <text:p text:style-name="Table_20_Contents"><text:span text:style-name="Source_20_Text"><text:span text:style-name="T4"/></text:span></text:p>
            <text:p text:style-name="Table_20_Contents"><text:span text:style-name="Source_20_Text"><text:span text:style-name="T6">Description: </text:span></text:span><text:span text:style-name="Source_20_Text"><text:span text:style-name="T5">When a splitter is collapsed or opened by a user, the </text:span></text:span><text:span text:style-name="Source_20_Text"><text:span text:style-name="T1">onOpen</text:span></text:span><text:span text:style-name="Source_20_Text"><text:span text:style-name="T5"> event is sent to the application.</text:span></text:span></text:p>
          </table:table-cell>
        </table:table-row>
      </table:table>
      <text:h text:style-name="P7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collapse</text:span></text:p>
          </table:table-cell>
          <table:table-cell table:style-name="Table1.A2" office:value-type="string">
            <text:p text:style-name="P2">Returns which side of the splitter is collapsed when its grippy is clicked. If this attribute is not specified, the splitter will not cause a collapse. </text:p>
            <text:p text:style-name="P2"><text:span text:style-name="T7">Values: </text:span><text:span text:style-name="Source_20_Text">None,before,after 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4"><text:span text:style-name="Source_20_Text">non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3" office:value-type="string">
            <text:p text:style-name="P6">the maximum position of the slider. </text:p>
            <text:p text:style-name="P6"><text:span text:style-name="T7">Values:</text:span><text:span text:style-name="Source_20_Text"> horizontal | vertical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vertical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open</text:span></text:p>
          </table:table-cell>
          <table:table-cell table:style-name="Table1.B3" office:value-type="string">
            <text:p text:style-name="P6">the amount that the value of curpos changes by when the tray of the scroll bar is clicked </text:p>
            <text:p text:style-name="P6"><text:span text:style-name="T7">Values:</text:span> <text:span text:style-name="Source_20_Text">true | false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</table:table>
      <text:h text:style-name="Heading_20_4" text:outline-level="4">Methods</text:h>
      <text:p text:style-name="P11">*NONE</text:p>
      <text:p text:style-name="P13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4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5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15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15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8:37:38</dc:date>
    <dc:language>en-US</dc:language>
    <meta:editing-cycles>140</meta:editing-cycles>
    <meta:editing-duration>PT8H5M5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2" meta:word-count="242" meta:character-count="1591"/>
  </office:meta>
</office:document-meta>
</file>